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03521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03521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03521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03521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03521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03521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03521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03521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03521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03521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03521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03521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03521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03521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03521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03521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03521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Israel José González Cabeza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0/1/2011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39905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1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Santos Rafael Vargas Día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1424289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20.66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8" meta:character-count="1170" meta:non-whitespace-character-count="1002"/>
    <meta:template xlink:type="simple" xlink:actuate="onRequest" xlink:title="Normal" xlink:href=""/>
  </office:meta>
</office:document-meta>
</file>